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mazonEmber" svg:font-family="AmazonEmber, 'Helvetica Neue', Helvetica, Arial, sans-serif"/>
    <style:font-face style:name="AmazonEmberBold" svg:font-family="AmazonEmberBold, 'Helvetica Neue Bold', 'Helvetica Neue', Helvetica, Arial, sans-serif"/>
    <style:font-face style:name="AmazonEmberLight" svg:font-family="AmazonEmberLight, 'Helvetica Neue Light', 'Helvetica Neue', Helvetica, Arial, sans-serif"/>
    <style:font-face style:name="Arial" svg:font-family="Arial"/>
    <style:font-face style:name="Helvetica Neue" svg:font-family="'Helvetica Neue', Helvetica, Arial, sans-serif"/>
    <style:font-face style:name="Lohit Devanagari1" svg:font-family="'Lohit Devanagari'"/>
    <style:font-face style:name="New Times Roman" svg:font-family="'New Times Roman'"/>
    <style:font-face style:name="Open Sans" svg:font-family="'Open Sans', sans-serif, apple-system, BlinkMacSystemFont, 'Segoe UI', Roboto, 'Helvetica Neue', Arial, 'Noto Sans', sans-serif, 'Apple Color Emoji', 'Segoe UI Emoji', 'Segoe UI Symbol', 'Noto Color Emoji'"/>
    <style:font-face style:name="Times New Roman" svg:font-family="'Times New Roman'"/>
    <style:font-face style:name="sans-serif" svg:font-family="sans-serif"/>
    <style:font-face style:name="Purisa" svg:font-family="Purisa" style:font-pitch="variable"/>
    <style:font-face style:name="Yrsa" svg:font-family="Yr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333333" style:font-name="URW Gothic" fo:font-size="14pt" fo:letter-spacing="normal" fo:font-style="normal" fo:font-weight="normal" officeooo:rsid="000d1771" officeooo:paragraph-rsid="000d1771" style:font-size-asian="14pt" style:font-size-complex="14pt"/>
    </style:style>
    <style:style style:name="P2" style:family="paragraph" style:parent-style-name="Text_20_body">
      <style:paragraph-properties fo:text-align="center" style:justify-single-word="false"/>
      <style:text-properties fo:font-variant="normal" fo:text-transform="none" fo:color="#333333" style:font-name="URW Gothic" fo:font-size="14pt" fo:letter-spacing="normal" fo:font-style="normal" fo:font-weight="normal" officeooo:rsid="000d0248" officeooo:paragraph-rsid="000d0248" style:font-size-asian="14pt" style:font-size-complex="14pt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333333" style:font-name="URW Gothic" fo:font-size="14pt" fo:letter-spacing="normal" fo:font-style="normal" fo:font-weight="normal" officeooo:rsid="0011cf9c" officeooo:paragraph-rsid="0011cf9c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fo:color="#333333" style:font-name="URW Gothic" fo:font-size="14pt" fo:letter-spacing="normal" fo:font-style="normal" fo:font-weight="normal" officeooo:paragraph-rsid="000d0248" style:font-size-asian="14pt" style:font-size-complex="14pt"/>
    </style:style>
    <style:style style:name="P5" style:family="paragraph" style:parent-style-name="Text_20_body">
      <style:paragraph-properties fo:text-align="center" style:justify-single-word="false"/>
      <style:text-properties fo:font-variant="normal" fo:text-transform="none" fo:color="#333333" style:font-name="URW Gothic" fo:font-size="14pt" fo:letter-spacing="normal" fo:font-style="normal" fo:font-weight="bold" officeooo:rsid="000d1771" officeooo:paragraph-rsid="000d1771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fo:color="#333333" style:font-name="URW Gothic" fo:font-size="16pt" fo:letter-spacing="normal" fo:font-style="normal" fo:font-weight="bold" officeooo:rsid="0011cf9c" officeooo:paragraph-rsid="0011cf9c" style:font-size-asian="16pt" style:font-weight-asian="bold" style:font-size-complex="16pt" style:font-weight-complex="bold"/>
    </style:style>
    <style:style style:name="P7" style:family="paragraph" style:parent-style-name="Text_20_body">
      <style:text-properties fo:font-weight="normal"/>
    </style:style>
    <style:style style:name="P8" style:family="paragraph" style:parent-style-name="Text_20_body">
      <style:text-properties style:font-name="Purisa" officeooo:rsid="000d0248" officeooo:paragraph-rsid="000d0248"/>
    </style:style>
    <style:style style:name="P9" style:family="paragraph" style:parent-style-name="Text_20_body">
      <style:paragraph-properties fo:text-align="center" style:justify-single-word="false"/>
      <style:text-properties fo:font-size="14pt" officeooo:rsid="00162d0a" officeooo:paragraph-rsid="00162d0a" style:font-size-asian="14pt" style:font-size-complex="14pt"/>
    </style:style>
    <style:style style:name="P10" style:family="paragraph" style:parent-style-name="Text_20_body">
      <style:paragraph-properties fo:text-align="center" style:justify-single-word="false"/>
      <style:text-properties style:font-name="URW Gothic" fo:font-size="14pt" officeooo:rsid="000d0248" officeooo:paragraph-rsid="000d0248" style:font-size-asian="14pt" style:font-size-complex="14pt"/>
    </style:style>
    <style:style style:name="P11" style:family="paragraph" style:parent-style-name="Text_20_body">
      <style:paragraph-properties fo:text-align="center" style:justify-single-word="false"/>
      <style:text-properties style:font-name="URW Gothic" fo:font-size="14pt" officeooo:rsid="00162d0a" officeooo:paragraph-rsid="00162d0a" style:font-size-asian="14pt" style:font-size-complex="14pt"/>
    </style:style>
    <style:style style:name="P12" style:family="paragraph" style:parent-style-name="Text_20_body">
      <style:paragraph-properties fo:text-align="center" style:justify-single-word="false"/>
      <style:text-properties style:font-name="URW Gothic" fo:font-size="14pt" officeooo:rsid="00162d0a" officeooo:paragraph-rsid="00173bcc" style:font-size-asian="14pt" style:font-size-complex="14pt"/>
    </style:style>
    <style:style style:name="P13" style:family="paragraph" style:parent-style-name="Text_20_body">
      <style:paragraph-properties fo:text-align="center" style:justify-single-word="false"/>
      <style:text-properties style:font-name="URW Gothic" fo:font-size="14pt" officeooo:paragraph-rsid="000d0248" style:font-size-asian="14pt" style:font-size-complex="14pt"/>
    </style:style>
    <style:style style:name="P14" style:family="paragraph" style:parent-style-name="Text_20_body">
      <style:paragraph-properties fo:text-align="center" style:justify-single-word="false"/>
      <style:text-properties style:font-name="URW Gothic" fo:font-size="14pt" officeooo:paragraph-rsid="0011cf9c" style:font-size-asian="14pt" style:font-size-complex="14pt"/>
    </style:style>
    <style:style style:name="P15" style:family="paragraph" style:parent-style-name="Text_20_body">
      <style:paragraph-properties fo:text-align="center" style:justify-single-word="false"/>
      <style:text-properties style:font-name="URW Gothic" fo:font-size="14pt" fo:font-weight="bold" officeooo:paragraph-rsid="0011cf9c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font-name="URW Gothic" fo:font-size="14pt" fo:font-weight="bold" officeooo:paragraph-rsid="000d0248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font-name="URW Gothic" fo:font-size="14pt" fo:font-weight="normal" officeooo:rsid="00197770" officeooo:paragraph-rsid="00197770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text-align="center" style:justify-single-word="false"/>
      <style:text-properties style:font-name="URW Gothic" fo:font-size="18pt" fo:font-weight="bold" officeooo:rsid="000d0248" officeooo:paragraph-rsid="000d0248" style:font-size-asian="18pt" style:font-weight-asian="bold" style:font-size-complex="18pt" style:font-weight-complex="bold"/>
    </style:style>
    <style:style style:name="P19" style:family="paragraph" style:parent-style-name="Text_20_body">
      <style:paragraph-properties fo:text-align="center" style:justify-single-word="false"/>
      <style:text-properties style:font-name="URW Gothic" fo:font-size="16pt" officeooo:rsid="001b4134" officeooo:paragraph-rsid="001b4134" style:font-size-asian="16pt" style:font-size-complex="16pt"/>
    </style:style>
    <style:style style:name="P20" style:family="paragraph" style:parent-style-name="Text_20_body">
      <style:paragraph-properties fo:text-align="center" style:justify-single-word="false"/>
      <style:text-properties style:font-name="URW Gothic" fo:font-size="16pt" fo:font-weight="bold" officeooo:rsid="00130693" officeooo:paragraph-rsid="00130693" style:font-size-asian="16pt" style:font-weight-asian="bold" style:font-size-complex="16pt" style:font-weight-complex="bold"/>
    </style:style>
    <style:style style:name="P21" style:family="paragraph" style:parent-style-name="Text_20_body">
      <style:paragraph-properties fo:text-align="center" style:justify-single-word="false"/>
      <style:text-properties style:font-name="URW Gothic" fo:font-size="16pt" fo:font-style="normal" fo:font-weight="bold" officeooo:rsid="00173bcc" officeooo:paragraph-rsid="00173bcc" style:font-size-asian="16pt" style:font-style-asian="normal" style:font-weight-asian="bold" style:font-size-complex="16pt" style:font-style-complex="normal" style:font-weight-complex="bold"/>
    </style:style>
    <style:style style:name="P22" style:family="paragraph" style:parent-style-name="Text_20_body">
      <style:text-properties officeooo:rsid="0011cf9c" officeooo:paragraph-rsid="0011cf9c"/>
    </style:style>
    <style:style style:name="P2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2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style:font-name="Times New Roman" fo:font-size="14pt" fo:font-style="normal" officeooo:paragraph-rsid="000d0248"/>
    </style:style>
    <style:style style:name="P27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weight="normal"/>
    </style:style>
    <style:style style:name="P28" style:family="paragraph" style:parent-style-name="Text_20_body">
      <style:paragraph-properties fo:margin-top="0cm" fo:margin-bottom="0cm" loext:contextual-spacing="false" fo:line-height="138%" fo:text-align="end" style:justify-single-word="false" style:writing-mode="lr-tb"/>
      <style:text-properties fo:font-weight="normal"/>
    </style:style>
    <style:style style:name="P2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33333" style:font-name="URW Gothic" fo:font-size="14pt" fo:letter-spacing="normal" fo:font-style="normal" fo:font-weight="normal" officeooo:rsid="0010741c" officeooo:paragraph-rsid="0010741c" style:font-size-asian="14pt" style:font-size-complex="14pt"/>
    </style:style>
    <style:style style:name="P3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33333" style:font-name="URW Gothic" fo:font-size="14pt" fo:letter-spacing="normal" fo:font-style="normal" fo:font-weight="normal" officeooo:rsid="0010741c" officeooo:paragraph-rsid="00173bcc" style:font-size-asian="14pt" style:font-size-complex="14pt"/>
    </style:style>
    <style:style style:name="P3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33333" style:font-name="URW Gothic" fo:font-size="14pt" fo:letter-spacing="normal" fo:font-style="normal" fo:font-weight="normal" style:font-size-asian="14pt" style:font-size-complex="14pt"/>
    </style:style>
    <style:style style:name="P3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33333" style:font-name="URW Gothic" fo:font-size="14pt" fo:letter-spacing="normal" fo:font-style="normal" fo:font-weight="normal" officeooo:rsid="000ef0c2" officeooo:paragraph-rsid="000ef0c2" style:font-size-asian="14pt" style:font-weight-asian="normal" style:font-size-complex="14pt" style:font-weight-complex="normal"/>
    </style:style>
    <style:style style:name="P33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33333" style:font-name="URW Gothic" fo:font-size="14pt" fo:letter-spacing="normal" fo:font-style="normal" fo:font-weight="normal" officeooo:rsid="0010741c" officeooo:paragraph-rsid="0010741c" style:font-size-asian="14pt" style:font-weight-asian="normal" style:font-size-complex="14pt" style:font-weight-complex="normal"/>
    </style:style>
    <style:style style:name="P3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33333" style:font-name="URW Gothic" fo:font-size="14pt" fo:letter-spacing="normal" fo:font-style="normal" fo:font-weight="normal" officeooo:rsid="00173bcc" officeooo:paragraph-rsid="00173bcc" style:font-size-asian="14pt" style:font-weight-asian="normal" style:font-size-complex="14pt" style:font-weight-complex="normal"/>
    </style:style>
    <style:style style:name="P35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33333" style:font-name="URW Gothic" fo:font-size="14pt" fo:letter-spacing="normal" fo:font-style="normal" fo:font-weight="normal" officeooo:rsid="0018b4e9" officeooo:paragraph-rsid="0018b4e9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33333" style:font-name="URW Gothic" fo:font-size="14pt" fo:letter-spacing="normal" fo:font-style="normal" fo:font-weight="normal" officeooo:rsid="00173bcc" officeooo:paragraph-rsid="00173bcc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33333" style:font-name="URW Gothic" fo:font-size="16pt" fo:letter-spacing="normal" fo:font-style="normal" fo:font-weight="bold" officeooo:rsid="0010741c" officeooo:paragraph-rsid="0010741c" style:font-size-asian="16pt" style:font-weight-asian="bold" style:font-size-complex="16pt" style:font-weight-complex="bold"/>
    </style:style>
    <style:style style:name="P3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33333" style:font-name="URW Gothic" fo:font-size="16pt" fo:letter-spacing="normal" fo:font-style="normal" fo:font-weight="bold" officeooo:rsid="000ef0c2" officeooo:paragraph-rsid="000ef0c2" style:font-size-asian="16pt" style:font-weight-asian="bold" style:font-size-complex="16pt" style:font-weight-complex="bold"/>
    </style:style>
    <style:style style:name="P3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33333" style:font-name="URW Gothic" fo:font-size="16pt" fo:letter-spacing="normal" fo:font-style="normal" fo:font-weight="bold" officeooo:rsid="00173bcc" officeooo:paragraph-rsid="00173bcc" style:font-size-asian="16pt" style:font-style-asian="normal" style:font-weight-asian="bold" style:font-size-complex="16pt" style:font-style-complex="normal" style:font-weight-complex="bold"/>
    </style:style>
    <style:style style:name="P4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2" style:font-name="URW Gothic" fo:font-size="14pt" fo:letter-spacing="normal" fo:font-style="normal" fo:font-weight="normal" officeooo:rsid="0010741c" officeooo:paragraph-rsid="0010741c" style:font-size-asian="14pt" style:font-size-complex="14pt"/>
    </style:style>
    <style:style style:name="P4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2" style:font-name="URW Gothic" fo:font-size="14pt" fo:letter-spacing="normal" fo:font-style="normal" fo:font-weight="normal" officeooo:paragraph-rsid="0010741c" style:font-size-asian="14pt" style:font-size-complex="14pt"/>
    </style:style>
    <style:style style:name="P4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style:font-name="URW Gothic" fo:font-size="14pt" style:font-size-asian="14pt" style:font-size-complex="14pt"/>
    </style:style>
    <style:style style:name="P43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style:font-name="URW Gothic" fo:font-size="14pt" officeooo:paragraph-rsid="0010741c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officeooo:rsid="000ef0c2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333333" fo:letter-spacing="normal"/>
    </style:style>
    <style:style style:name="T5" style:family="text">
      <style:text-properties fo:font-variant="normal" fo:text-transform="none" fo:color="#333333" fo:letter-spacing="normal" fo:font-style="normal" fo:font-weight="normal"/>
    </style:style>
    <style:style style:name="T6" style:family="text">
      <style:text-properties fo:font-variant="normal" fo:text-transform="none" fo:color="#333333" fo:letter-spacing="normal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202122" fo:letter-spacing="normal" fo:font-style="normal"/>
    </style:style>
    <style:style style:name="T8" style:family="text">
      <style:text-properties fo:font-variant="normal" fo:text-transform="none" fo:color="#202122" fo:letter-spacing="normal" fo:font-style="normal" fo:font-weight="normal"/>
    </style:style>
    <style:style style:name="T9" style:family="text">
      <style:text-properties fo:font-variant="normal" fo:text-transform="none" fo:color="#202122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202122" fo:letter-spacing="normal" fo:font-style="normal" fo:font-weight="normal" officeooo:rsid="0011bca9" style:font-weight-asian="normal" style:font-weight-complex="normal"/>
    </style:style>
    <style:style style:name="T11" style:family="text">
      <style:text-properties fo:font-variant="normal" fo:text-transform="none" fo:color="#202122" fo:letter-spacing="normal" fo:font-style="normal" fo:font-weight="normal" officeooo:rsid="00173bcc" style:font-weight-asian="normal" style:font-weight-complex="normal"/>
    </style:style>
    <style:style style:name="T12" style:family="text">
      <style:text-properties fo:font-variant="normal" fo:text-transform="none" fo:color="#202122" fo:letter-spacing="normal" fo:font-style="normal" fo:font-weight="normal" officeooo:rsid="000d0248"/>
    </style:style>
    <style:style style:name="T13" style:family="text">
      <style:text-properties fo:font-variant="normal" fo:text-transform="none" fo:color="#202122" fo:letter-spacing="normal" fo:font-style="normal" fo:font-weight="normal" officeooo:rsid="0011bca9"/>
    </style:style>
    <style:style style:name="T14" style:family="text">
      <style:text-properties fo:font-variant="normal" fo:text-transform="none" fo:color="#202122" fo:letter-spacing="normal" fo:font-style="normal" fo:font-weight="normal" officeooo:rsid="000ef0c2"/>
    </style:style>
    <style:style style:name="T15" style:family="text">
      <style:text-properties fo:font-variant="normal" fo:text-transform="none" fo:color="#202122" fo:letter-spacing="normal" fo:font-style="normal" fo:font-weight="normal" officeooo:rsid="0011cf9c"/>
    </style:style>
    <style:style style:name="T16" style:family="text">
      <style:text-properties fo:font-variant="normal" fo:text-transform="none" fo:color="#202122" fo:letter-spacing="normal" fo:font-style="normal" fo:font-weight="normal" officeooo:rsid="0014d5f5"/>
    </style:style>
    <style:style style:name="T17" style:family="text">
      <style:text-properties fo:font-variant="normal" fo:text-transform="none" fo:color="#202122" fo:letter-spacing="normal" fo:font-style="normal" fo:font-weight="normal" officeooo:rsid="00162d0a"/>
    </style:style>
    <style:style style:name="T18" style:family="text">
      <style:text-properties fo:font-variant="normal" fo:text-transform="none" fo:color="#202122" fo:letter-spacing="normal" fo:font-style="normal" fo:font-weight="normal" officeooo:rsid="0011cf9c" style:font-style-asian="normal" style:font-style-complex="normal"/>
    </style:style>
    <style:style style:name="T19" style:family="text">
      <style:text-properties fo:font-variant="normal" fo:text-transform="none" fo:color="#202122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202122" fo:letter-spacing="normal" fo:font-style="normal" fo:font-weight="bold" officeooo:rsid="000ef0c2" style:font-weight-asian="bold" style:font-weight-complex="bold"/>
    </style:style>
    <style:style style:name="T21" style:family="text">
      <style:text-properties fo:font-variant="normal" fo:text-transform="none" fo:color="#202122" fo:letter-spacing="normal" fo:font-style="normal" fo:font-weight="bold" officeooo:rsid="0011cf9c" style:font-weight-asian="bold" style:font-weight-complex="bold"/>
    </style:style>
    <style:style style:name="T22" style:family="text">
      <style:text-properties fo:font-variant="normal" fo:text-transform="none" fo:color="#202122" fo:letter-spacing="normal" fo:font-style="normal" fo:font-weight="bold" officeooo:rsid="0011cf9c" style:font-style-asian="normal" style:font-weight-asian="bold" style:font-style-complex="normal" style:font-weight-complex="bold"/>
    </style:style>
    <style:style style:name="T23" style:family="text">
      <style:text-properties fo:font-variant="normal" fo:text-transform="none" fo:color="#202122" fo:letter-spacing="normal" fo:font-style="normal" officeooo:rsid="0011cf9c"/>
    </style:style>
    <style:style style:name="T24" style:family="text">
      <style:text-properties fo:font-variant="normal" fo:text-transform="none" fo:color="#202122" fo:letter-spacing="normal" fo:font-style="normal" officeooo:rsid="000ef0c2"/>
    </style:style>
    <style:style style:name="T25" style:family="text">
      <style:text-properties fo:font-variant="normal" fo:text-transform="none" fo:color="#202122" fo:letter-spacing="normal" fo:font-style="italic" fo:font-weight="normal" officeooo:rsid="0011cf9c" style:font-style-asian="italic" style:font-style-complex="italic"/>
    </style:style>
    <style:style style:name="T26" style:family="text">
      <style:text-properties fo:font-variant="normal" fo:text-transform="none" fo:color="#202122" fo:font-size="16pt" fo:letter-spacing="normal" fo:font-style="normal" fo:font-weight="bold" style:font-size-asian="16pt" style:font-weight-asian="bold" style:font-size-complex="16pt" style:font-weight-complex="bold"/>
    </style:style>
    <style:style style:name="T27" style:family="text">
      <style:text-properties fo:font-variant="normal" fo:text-transform="none" fo:color="#202122" fo:font-size="16pt" fo:letter-spacing="normal" fo:font-style="normal" fo:font-weight="bold" officeooo:rsid="000ef0c2" style:font-size-asian="16pt" style:font-weight-asian="bold" style:font-size-complex="16pt" style:font-weight-complex="bold"/>
    </style:style>
    <style:style style:name="T28" style:family="text">
      <style:text-properties fo:font-variant="normal" fo:text-transform="none" fo:color="#202122" fo:font-size="16pt" fo:letter-spacing="normal" fo:font-style="normal" fo:font-weight="normal" officeooo:rsid="00173bcc" style:font-size-asian="16pt" style:font-weight-asian="normal" style:font-size-complex="16pt" style:font-weight-complex="normal"/>
    </style:style>
    <style:style style:name="T29" style:family="text">
      <style:text-properties fo:font-variant="normal" fo:text-transform="none" fo:color="#202122" fo:font-size="16pt" fo:letter-spacing="normal" fo:font-style="normal" style:font-size-asian="16pt" style:font-size-complex="16pt"/>
    </style:style>
    <style:style style:name="T30" style:family="text">
      <style:text-properties fo:font-variant="normal" fo:text-transform="none" fo:color="#202122" fo:font-size="16pt" fo:letter-spacing="normal" fo:font-style="normal" officeooo:rsid="000ef0c2" style:font-size-asian="16pt" style:font-size-complex="16pt"/>
    </style:style>
    <style:style style:name="T31" style:family="text">
      <style:text-properties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32" style:family="text">
      <style:text-properties style:text-underline-style="none" officeooo:rsid="0014d5f5" style:font-style-asian="normal" style:font-weight-asian="normal" style:font-style-complex="normal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font-name="New Times Roman" fo:font-size="11pt" style:font-size-asian="11pt" style:font-size-complex="11pt"/>
    </style:style>
    <style:style style:name="T35" style:family="text">
      <style:text-properties officeooo:rsid="000d0248"/>
    </style:style>
    <style:style style:name="T36" style:family="text">
      <style:text-properties fo:font-size="10.5pt"/>
    </style:style>
    <style:style style:name="T37" style:family="text">
      <style:text-properties officeooo:rsid="000d1771"/>
    </style:style>
    <style:style style:name="T38" style:family="text">
      <style:text-properties officeooo:rsid="000e46b1"/>
    </style:style>
    <style:style style:name="T39" style:family="text">
      <style:text-properties officeooo:rsid="000ea3c7"/>
    </style:style>
    <style:style style:name="T40" style:family="text">
      <style:text-properties officeooo:rsid="000ef0c2"/>
    </style:style>
    <style:style style:name="T41" style:family="text">
      <style:text-properties fo:color="#202122"/>
    </style:style>
    <style:style style:name="T42" style:family="text">
      <style:text-properties fo:color="#202122" officeooo:rsid="0014d5f5"/>
    </style:style>
    <style:style style:name="T43" style:family="text">
      <style:text-properties officeooo:rsid="0011bca9"/>
    </style:style>
    <style:style style:name="T44" style:family="text">
      <style:text-properties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00e46b1" style:font-style-asian="italic" style:font-weight-asian="bold" style:font-style-complex="italic" style:font-weight-complex="bold"/>
    </style:style>
    <style:style style:name="T46" style:family="text">
      <style:text-properties officeooo:rsid="0014d5f5"/>
    </style:style>
    <style:style style:name="T47" style:family="text">
      <style:text-properties style:font-name="URW Gothic" fo:font-size="18pt" fo:font-weight="bold" officeooo:rsid="000d0248" style:font-size-asian="18pt" style:font-weight-asian="bold" style:font-size-complex="18pt" style:font-weight-complex="bold"/>
    </style:style>
    <style:style style:name="T48" style:family="text">
      <style:text-properties style:font-name="URW Gothic" fo:font-size="14pt" fo:font-weight="normal" officeooo:rsid="00173bcc" style:font-size-asian="12.25pt" style:font-weight-asian="normal" style:font-size-complex="14pt" style:font-weight-complex="normal"/>
    </style:style>
    <style:style style:name="T49" style:family="text">
      <style:text-properties style:font-name="URW Gothic" fo:font-weight="bold" officeooo:rsid="000d0248" style:font-weight-asian="bold" style:font-weight-complex="bold"/>
    </style:style>
    <style:style style:name="T50" style:family="text">
      <style:text-properties style:font-name="URW Gothic" fo:font-weight="normal" officeooo:rsid="00173bcc" style:font-weight-asian="normal" style:font-weight-complex="normal"/>
    </style:style>
    <style:style style:name="T51" style:family="text">
      <style:text-properties officeooo:rsid="00173bcc"/>
    </style:style>
    <style:style style:name="T52" style:family="text">
      <style:text-properties officeooo:rsid="0018b4e9"/>
    </style:style>
    <style:style style:name="T53" style:family="text">
      <style:text-properties officeooo:rsid="0019777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bookmark text:name="docs-internal-guid-e237b54a-7fff-1dc0-4976-9d5a88ebac42"/>IT-Колледж “Сириус”</text:p>
      <text:p text:style-name="P7"><text:line-break/></text:p>
      <text:p text:style-name="P23">________________________________________________________________</text:p>
      <text:p text:style-name="P27"><text:span text:style-name="T3"><text:line-break/><text:line-break/>ДОКЛАД</text:span></text:p>
      <text:p text:style-name="Text_20_body"/>
      <text:p text:style-name="P24">по дисциплине “Программирование на языке Python”</text:p>
      <text:p text:style-name="P26"><text:span text:style-name="T31">на тему “</text:span><text:span text:style-name="T34">БД, Реляционные БД, SQL</text:span><text:span text:style-name="T31">”</text:span></text:p>
      <text:p text:style-name="P7"><text:line-break/></text:p>
      <text:p text:style-name="P28"><text:span text:style-name="T1">Выполнил:<text:line-break/>Студент группы</text:span></text:p>
      <text:p text:style-name="P28"><text:span text:style-name="T2">7.1</text:span><text:span text:style-name="T1"><text:line-break/></text:span><text:span text:style-name="T2">Ефимова Мирослава Андреевна</text:span></text:p>
      <text:p text:style-name="Text_20_body"/>
      <text:p text:style-name="P25">Принял:</text:p>
      <text:p text:style-name="P28"><text:span text:style-name="T1">Преподаватель<text:line-break/>Тенигин Альберт Андреевич</text:span></text:p>
      <text:p text:style-name="P8"/>
      <text:p text:style-name="P25">_____________________</text:p>
      <text:p text:style-name="P7"><text:line-break/><text:line-break/><text:line-break/><text:line-break/><text:line-break/><text:line-break/><text:line-break/><text:line-break/></text:p>
      <text:p text:style-name="P27"><text:span text:style-name="T1">IT-Колледж “Сириус”<text:line-break/>2021</text:span></text:p>
      <text:p text:style-name="Text_20_body"><text:line-break/></text:p>
      <text:p text:style-name="P22"><text:soft-page-break/></text:p>
      <text:p text:style-name="P20">Содержание:</text:p>
      <text:p text:style-name="P11">1. Базы данных</text:p>
      <text:p text:style-name="P11"><text:tab/>1.1. Виды баз данных</text:p>
      <text:p text:style-name="P12">2.<text:span text:style-name="T51">Реляционные базы данных</text:span></text:p>
      <text:p text:style-name="P12"><text:tab/><text:span text:style-name="T51">2.1.</text:span>Важные аспекты реляционных баз данных и SQL</text:p>
      <text:p text:style-name="P12"><text:tab/><text:tab/><text:span text:style-name="T51">2.1.1. Целостность данных</text:span></text:p>
      <text:p text:style-name="P9"><text:span text:style-name="T49"><text:s text:c="3"/></text:span><text:span text:style-name="T50">2.1.2. Транзакции</text:span></text:p>
      <text:p text:style-name="P13"><text:span text:style-name="T20"><text:tab/></text:span><text:span text:style-name="T11">2.1.3. Соответствование требованиям ACID</text:span></text:p>
      <text:p text:style-name="P17"><text:span text:style-name="T24">3. </text:span><text:span text:style-name="T7">Определения</text:span></text:p>
      <text:p text:style-name="P17"><text:span text:style-name="T24">4. </text:span><text:span text:style-name="T7">Выводы</text:span></text:p>
      <text:p text:style-name="P17"><text:span text:style-name="T24">5. </text:span><text:span text:style-name="T7">Используемая литература</text:span></text:p>
      <text:p text:style-name="P17"><text:span text:style-name="T30"/></text:p>
      <text:p text:style-name="P13"><text:span text:style-name="T27"/></text:p>
      <text:p text:style-name="P13"><text:span text:style-name="T27"/></text:p>
      <text:p text:style-name="P13"><text:span text:style-name="T27"/></text:p>
      <text:p text:style-name="P13"><text:span text:style-name="T27"/></text:p>
      <text:p text:style-name="P13"><text:span text:style-name="T27"/></text:p>
      <text:p text:style-name="P13"><text:span text:style-name="T27"/></text:p>
      <text:p text:style-name="P13"><text:span text:style-name="T27"/></text:p>
      <text:p text:style-name="P13"><text:span text:style-name="T27"/></text:p>
      <text:p text:style-name="P13"><text:span text:style-name="T27"/></text:p>
      <text:p text:style-name="P13"><text:span text:style-name="T27"/></text:p>
      <text:p text:style-name="P13"><text:span text:style-name="T27"/></text:p>
      <text:p text:style-name="P13"><text:span text:style-name="T27"/></text:p>
      <text:p text:style-name="P13"><text:span text:style-name="T27"/></text:p>
      <text:p text:style-name="P19"><text:soft-page-break/><text:span text:style-name="T20">Б</text:span><text:span text:style-name="T19">азы данных:</text:span></text:p>
      <text:p text:style-name="P13"><text:span text:style-name="T27"/></text:p>
      <text:p text:style-name="P13"><text:span text:style-name="T20">База данных</text:span><text:span text:style-name="T12">— </text:span><text:span text:style-name="T13">комплекс</text:span><text:span text:style-name="T12"> </text:span><text:span text:style-name="T14">данных</text:span><text:span text:style-name="T12">, </text:span><text:span text:style-name="T13">сохраняемых</text:span><text:span text:style-name="T12"> в соответствии со </text:span><text:span text:style-name="T14">схемой данных</text:span><text:span text:style-name="T12">, манипул</text:span><text:span text:style-name="T13">яции</text:span><text:span text:style-name="T12"> которыми </text:span><text:span text:style-name="T13">осуществляют</text:span><text:span text:style-name="T12"> в со</text:span><text:span text:style-name="T13">гласовании</text:span><text:span text:style-name="T12"> с пр</text:span><text:span text:style-name="T13">едписаниями</text:span><text:span text:style-name="T12"> средст</text:span><text:span text:style-name="T14">в моделирования данных</text:span><text:span text:style-name="T12">.</text:span></text:p>
      <text:p text:style-name="P42"><text:span text:style-name="T8">Многие </text:span><text:span text:style-name="T13">профессионалы</text:span><text:span text:style-name="T8"> указывают на </text:span><text:span text:style-name="T13">обще</text:span><text:span text:style-name="T8">распространённую ошибку, </text:span><text:span text:style-name="T13">заключающуюся</text:span><text:span text:style-name="T8"> в некорректном </text:span><text:span text:style-name="T13">употреблении </text:span><text:span text:style-name="T8">термина «база данных» </text:span><text:span text:style-name="T13">за</text:span><text:span text:style-name="T8">место термина «</text:span><text:span text:style-name="T14">система управления базами данных</text:span><text:span text:style-name="T8">», и указывают на н</text:span><text:span text:style-name="T13">адобность</text:span><text:span text:style-name="T8"> различения </text:span><text:span text:style-name="T13">данных</text:span><text:span text:style-name="T8"> понятий.</text:span></text:p>
      <text:p text:style-name="P40">История <text:span text:style-name="T43">происхождения</text:span> и развития технологий баз данных может рассматриваться как в широком, так и в узком аспекте.</text:p>
      <text:p text:style-name="P43"><text:span text:style-name="T8">В </text:span><text:span text:style-name="T9">широком</text:span><text:span text:style-name="T9"> </text:span><text:span text:style-name="T10">значении</text:span><text:span text:style-name="T9"> </text:span><text:span text:style-name="T9">понятие</text:span><text:span text:style-name="T8"> истории баз данных обобщается до истории </text:span><text:span text:style-name="T13">всех</text:span><text:span text:style-name="T8"> средств, с помощью ко</text:span><text:span text:style-name="T13">их общество сохраняло</text:span><text:span text:style-name="T8"> и обрабатывало данные. В таком контексте упоминаются, например, средства учёта царской казны и налогов. История баз данных в </text:span><text:span text:style-name="T13">нешироком згачении</text:span><text:span text:style-name="T8"> рассматривает базы данных в </text:span><text:span text:style-name="T13">классическом</text:span><text:span text:style-name="T8">(современном) понимании. Эта история начинается с 1955 года, когда появилось программируемое оборудование обработки записей. Программное обеспечение этого времени поддерживало модель обработки записей на основе файлов. Для хранения </text:span><text:span text:style-name="T15">информации применялись </text:span><text:span text:style-name="T8">перфокарты*</text:span></text:p>
      <text:p text:style-name="P43"><text:span text:style-name="T8">Оперативные сетевые базы данных </text:span><text:span text:style-name="T15">возникли</text:span><text:span text:style-name="T8"> в середине 1960-х </text:span><text:span text:style-name="T15">годов</text:span><text:span text:style-name="T8">. Операции над оперативными базами данных обрабатывались в интерактивном режиме с помощью терминалов. </text:span><text:span text:style-name="T13">Элементарные</text:span><text:span text:style-name="T8"> индексно-последовательные организации записей </text:span><text:span text:style-name="T15">проворно </text:span><text:span text:style-name="T8">развились к более мощной модели записей, ориентированной на наборы. За руководство работой Data Base Task Group (DBTG), разработавшей стандартный язык описания данных и манипулирования данными, Чарльз Бахман получил Тьюринговскую премию.</text:span></text:p>
      <text:p text:style-name="P42"><text:span text:style-name="T8"/></text:p>
      <text:p text:style-name="P42"><text:span text:style-name="T8">В это же время в сообществе баз данных Кобол была проработана </text:span><text:span text:style-name="T15">идея</text:span><text:span text:style-name="T8"> схем баз данных и концепция независимости данных.</text:span></text:p>
      <text:p text:style-name="P42"><text:span text:style-name="T8"/></text:p>
      <text:p text:style-name="P42"><text:soft-page-break/><text:span text:style-name="T15">Пос</text:span><text:span text:style-name="T8">ледующий важный этап связан с появлением в 1970-х реляционной модели данных, благодаря работам Эдгара Кодда. Работы Кодда открыли путь к тесной связи прикладной технологии баз данных с математикой и логикой. За свой вклад в </text:span><text:span text:style-name="T15">докторину</text:span><text:span text:style-name="T8"> и практику Эдгар Ф. Кодд </text:span><text:span text:style-name="T15">вдобавок</text:span><text:span text:style-name="T8"> получил премию Тьюринга.</text:span></text:p>
      <text:p text:style-name="P42"><text:span text:style-name="T8"/></text:p>
      <text:p text:style-name="P42"><text:span text:style-name="T8">Сам термин база данных (англ. database) появился в начале 1960-х годов, и был введён в употребление на симпозиумах**, организованных компанией SDC в 1964 и 1965 годах, хотя понимался сначала в довольно узком смысле, в контексте систем искусственного интеллекта. В широкое употребление в современном понимании термин вошёл лишь в 1970-е годы</text:span></text:p>
      <text:p text:style-name="P2"/>
      <text:p text:style-name="P6">Виды баз данных:</text:p>
      <text:p text:style-name="P14"><text:span text:style-name="T15">Существует огромное количество разновидностей баз данных, различающихся по различным критериям. Например, в «Энциклопедии технологий баз данных» определяются свыше 50 видов.</text:span></text:p>
      <text:p text:style-name="P14"><text:span text:style-name="T15"/></text:p>
      <text:p text:style-name="P14"><text:span text:style-name="T16">Ключевые</text:span><text:span text:style-name="T15"> классификации приведены ниже.</text:span></text:p>
      <text:p text:style-name="P14"><text:span text:style-name="T15"/></text:p>
      <text:p text:style-name="P15"><text:span text:style-name="T23">Классификация по модели данных</text:span></text:p>
      <text:p text:style-name="P14"><text:span text:style-name="T15"><text:s text:c="8"/></text:span><text:span text:style-name="T21">Примеры:</text:span></text:p>
      <text:p text:style-name="P14"><text:span text:style-name="T15"><text:tab/>Иерархическая</text:span></text:p>
      <text:p text:style-name="P14"><text:span text:style-name="T15"><text:tab/>Объектная или объектно-ориентированная</text:span></text:p>
      <text:p text:style-name="P14"><text:span text:style-name="T15"><text:tab/>Объектно-реляционная</text:span></text:p>
      <text:p text:style-name="P14"><text:span text:style-name="T15"><text:tab/>Реляционная</text:span></text:p>
      <text:p text:style-name="P14"><text:span text:style-name="T15"><text:tab/>Сетевая</text:span></text:p>
      <text:p text:style-name="P14"><text:span text:style-name="T15"><text:tab/>Функциональная.</text:span></text:p>
      <text:p text:style-name="P15"><text:span text:style-name="T23">Классификация по среде постоянного хранения:</text:span></text:p>
      <text:p text:style-name="P15"><text:span text:style-name="T23"/></text:p>
      <text:p text:style-name="P14"><text:soft-page-break/><text:span text:style-name="T15">Во вторичной памяти, или традиционная (англ. conventional database): средой постоянного хранения является периферийная энергонезависимая память (вторичная память) — как правило жёсткий диск.</text:span></text:p>
      <text:p text:style-name="P14"><text:span text:style-name="T15">В оперативную память СУБД*** помещает </text:span><text:span text:style-name="T16">исключительно</text:span><text:span text:style-name="T15"> кэш и данные для текущей обработки.</text:span></text:p>
      <text:p text:style-name="P14"><text:span text:style-name="T15">В оперативной памяти (англ. in-memory database, memory-resident database, main memory database): все данные на стадии </text:span><text:span text:style-name="T16">выполнения</text:span><text:span text:style-name="T15"> находятся в оперативной памяти.</text:span></text:p>
      <text:p text:style-name="P14"><text:span text:style-name="T15">В третичной памяти (англ. tertiary database): средой постоянного </text:span><text:span text:style-name="T16">со</text:span><text:span text:style-name="T15">хранения </text:span><text:span text:style-name="T17">прибывает</text:span><text:span text:style-name="T15"> отсоединяемое от сервера устройство массового хранения (третичная память), как правило на основе магнитных лент или оптических дисков.</text:span></text:p>
      <text:p text:style-name="P14"><text:span text:style-name="T15">Во вторичной памяти сервера </text:span><text:span text:style-name="T17">находится</text:span><text:span text:style-name="T15"> лишь каталог данных третичной памяти, файловый кэш и данные для текущей обработки; загрузка самих данных требует </text:span><text:span text:style-name="T17">особой</text:span><text:span text:style-name="T15"> процедуры.</text:span></text:p>
      <text:p text:style-name="P14"><text:span text:style-name="T15"/></text:p>
      <text:p text:style-name="P15"><text:span text:style-name="T23">Классификация по содержимому:</text:span></text:p>
      <text:p text:style-name="P14"><text:span text:style-name="T15"/></text:p>
      <text:p text:style-name="P14"><text:span text:style-name="T15"><text:s text:c="6"/></text:span><text:span text:style-name="T22"><text:s/>Примеры:</text:span></text:p>
      <text:p text:style-name="P14"><text:span text:style-name="T15"><text:tab/>Географическая</text:span></text:p>
      <text:p text:style-name="P14"><text:span text:style-name="T15"><text:tab/>Историческая</text:span></text:p>
      <text:p text:style-name="P14"><text:span text:style-name="T15"><text:tab/>Научная</text:span></text:p>
      <text:p text:style-name="P14"><text:span text:style-name="T15"><text:tab/>Мультимедийная</text:span></text:p>
      <text:p text:style-name="P14"><text:span text:style-name="T15"><text:tab/>Клиентская.</text:span></text:p>
      <text:p text:style-name="P14"><text:span text:style-name="T15"/></text:p>
      <text:p text:style-name="P15"><text:span text:style-name="T23">Классификация по степени распределённости:</text:span></text:p>
      <text:p text:style-name="P15"><text:span text:style-name="T23"/></text:p>
      <text:p text:style-name="P14"><text:span text:style-name="T15">Централизованная, или сосредоточенная (англ. centralized database): БД, полностью поддерживаемая на одном компьютере.</text:span></text:p>
      <text:p text:style-name="P14"><text:soft-page-break/><text:span text:style-name="T15">Распределённая БД (англ. distributed database) — составные части которой размещаются в различных узлах компьютерной сети в соответствии с каким-либо критерием.</text:span></text:p>
      <text:p text:style-name="P14"><text:span text:style-name="T15">Неоднородная (англ. heterogeneous distributed database): фрагменты распределённой БД в разных узлах сети поддерживаются средствами более одной СУБД.</text:span></text:p>
      <text:p text:style-name="P14"><text:span text:style-name="T15">Однородная (англ. homogeneous distributed database): фрагменты распределённой БД в разных узлах сети поддерживаются средствами одной и той же СУБД.</text:span></text:p>
      <text:p text:style-name="P14"><text:span text:style-name="T15">Фрагментированная, или секционированная (англ. partitioned database): методом распределения данных является фрагментирование (партиционирование, секционирование), вертикальное или горизонтальное.</text:span></text:p>
      <text:p text:style-name="P14"><text:span text:style-name="T15">Тиражированная (англ. replicated database): методом распределения данных является тиражирование (репликация).</text:span></text:p>
      <text:p text:style-name="P14"><text:span text:style-name="T15"/></text:p>
      <text:p text:style-name="P15"><text:span text:style-name="T23">Другие виды БД:</text:span></text:p>
      <text:p text:style-name="P14"><text:span text:style-name="T15"/></text:p>
      <text:p text:style-name="P14"><text:span text:style-name="T15">Пространственная (англ. spatial database): БД, в которой поддерживаются пространственные свойства сущностей предметной области. Такие БД широко используются в геоинформационных системах.</text:span></text:p>
      <text:p text:style-name="P14"><text:span text:style-name="T15">Временна́я, или темпоральная (англ. temporal database): БД, в которой поддерживается какой-либо аспект времени, не считая времени, определяемого пользователем.</text:span></text:p>
      <text:p text:style-name="P14"><text:span text:style-name="T15">Пространственно-временна́я (англ. spatial-temporal database) БД: БД, в которой одновременно поддерживается одно или более измерений в аспектах как пространства, так и времени.</text:span></text:p>
      <text:p text:style-name="P14"><text:span text:style-name="T15">Циклическая (англ. round-robin database): БД, объём хранимых данных которой не меняется со временем, поскольку в процессе сохранения новых данных они заменяют более старые данные. Одни и те же ячейки для данных используются циклически.</text:span></text:p>
      <text:p text:style-name="P3"/>
      <text:p text:style-name="P21"><text:soft-page-break/><text:span text:style-name="T4">Реляционная база данных:</text:span></text:p>
      <text:p text:style-name="P10"><text:span text:style-name="T6"/></text:p>
      <text:p text:style-name="P10"><text:span text:style-name="T6">Реляционная база данных</text:span><text:span text:style-name="T5"> – это набор данных с предопределенными связями между ними. Эти данные организованны в виде набора таблиц, состоящих из столбцов и строк. В таблицах хранится информация об объектах, представленных в базе данных. В каждом столбце таблицы хранится определенный тип данных, в каждой ячейке – значение атрибута. Каждая стока таблицы представляет собой набор связанных значений, относящихся к одному объекту или сущности. Каждая строка в таблице может быть помечена уникальным идентификатором, называемым первичным ключом, а строки из нескольких таблиц могут быть связаны с помощью внешних ключей. К этим данным можно получить доступ многими способами, и при этом реорганизовывать таблицы БД не требуется.</text:span></text:p>
      <text:p text:style-name="P10"/>
      <text:p text:style-name="P18">Важные аспекты реляционных баз данных</text:p>
      <text:p text:style-name="P18"/>
      <text:p text:style-name="P16"><text:span text:style-name="T35">SQ</text:span><text:span text:style-name="T37">L</text:span></text:p>
      <text:p text:style-name="P16"/>
      <text:p text:style-name="P4"><text:span text:style-name="T44">SQL(Structured Query Language) </text:span>– основной интерфейс работы с реляционными <text:span text:style-name="T37">БД</text:span>. SQL стал <text:span text:style-name="T37">эталоном</text:span> Национального института стандартов США(ANSI) в 1986 году. <text:span text:style-name="T37">Образец</text:span> ANSI SQL поддерживается всеми <text:span text:style-name="T37">распространенными</text:span> ядрами реляционных БД. Некоторые из ядер <text:span text:style-name="T37">вдобавок</text:span> включают расширения стандарта ANSI SQL, поддерживающие <text:span text:style-name="T37">особенный</text:span> для этих ядер функционал. SQL <text:span text:style-name="T37">применяется</text:span> для добавления, обновления и удаления строк данных, извлечения <text:span text:style-name="T37">комплектов</text:span> данных для обработки транзакций и аналитических приложений, а также для управления всеми аспектами работы базы данных.</text:p>
      <text:p text:style-name="P4"/>
      <text:p text:style-name="P5"/>
      <text:p text:style-name="P5"/>
      <text:p text:style-name="P5"/>
      <text:p text:style-name="P5"><text:soft-page-break/>Целостность данных:</text:p>
      <text:p text:style-name="P1"/>
      <text:p text:style-name="P1"><text:span text:style-name="T44">Целостность данных</text:span> – это полнота, верность и единообразие данных. Для поддержания целостности информации в реляционных БД используется ряд инструментов. В их число входят первичные ключи, внешние ключи, ограничения «Not NULL», «Unique», «Default» и «Check». Эти ограничения целостности разрешают использовать практические правила к данным в таблицах и гарантировать верность и надежность данных. Большинство ядер БД также поддерживает интеграцию пользовательского кода, который выполняется в ответ на определенные операции в БД.</text:p>
      <text:p text:style-name="P1"/>
      <text:p text:style-name="P5">Транзакции:</text:p>
      <text:p text:style-name="P1"/>
      <text:p text:style-name="P1"><text:span text:style-name="T44">Транзакция в </text:span><text:span text:style-name="T45">БД</text:span>– это один или несколько операторов SQL, выполненных в виде последовательности операций, представляющих собой <text:span text:style-name="T38">целую</text:span> логическую задачу. <text:span text:style-name="T38">Она</text:span> представляет собой <text:span text:style-name="T38">нераздельное</text:span> действие, то есть она должна быть выполнена к<text:span text:style-name="T38">а</text:span>к <text:span text:style-name="T38">одно</text:span> целое и либо <text:span text:style-name="T38">обязана</text:span> быть записан<text:span text:style-name="T38">ной</text:span> в базу данных целиком, либо не должен<text:span text:style-name="T38">а</text:span> быть записан<text:span text:style-name="T38">а</text:span> <text:span text:style-name="T38">вообще</text:span>. В терминологии реляционных баз данных транзакция <text:span text:style-name="T39">кончается</text:span> <text:span text:style-name="T39">или</text:span> действием COMMIT, <text:span text:style-name="T39">или </text:span>ROLLBACK. Каждая транзакция рассматривается как внутренне связный, <text:span text:style-name="T39">безопасный</text:span> и <text:span text:style-name="T39">самобытный </text:span>от других транзакций элемент.</text:p>
      <text:p text:style-name="P1"/>
      <text:p text:style-name="P5">Соответствие требованиям ACID:</text:p>
      <text:p text:style-name="P1"/>
      <text:p text:style-name="P31">Для соблюдения <text:span text:style-name="T39">единства информации</text:span> все транзакции в БД <text:span text:style-name="T39">обязаны</text:span> соответствовать <text:span text:style-name="T39">условиям </text:span>ACID, то есть быть атомарными****, единообразными, <text:span text:style-name="T39">отдельными</text:span> и надежными. </text:p>
      <text:p text:style-name="P31">Единообразие – это условие, при котором данные, записываемые в базу в рамках транзакции, должны <text:span text:style-name="T39">отвечать</text:span> всем правилам и ограничениям, включая ограничения целостности, каскады и триггеры. Изолированность необходима <text:span text:style-name="T39">ради</text:span> контроля над согласованностью и гарантирует <text:soft-page-break/>баз<text:span text:style-name="T39">исную самостоятельность </text:span>каждой транзакции. Надежность подразумевает, что все внесенные в базу данных изменения на момент <text:span text:style-name="T39">эффективного прекращения</text:span> транзакции <text:span text:style-name="T40">числятся </text:span><text:s/>постоянными.</text:p>
      <text:p text:style-name="P3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7"/>
      <text:p text:style-name="P37"/>
      <text:p text:style-name="P37"/>
      <text:p text:style-name="P37"><text:soft-page-break/>Определения:</text:p>
      <text:p text:style-name="P37"/>
      <text:p text:style-name="P41">*Перфока́рта (перфорационная карта, перфорированная карта, от лат. perforo — пробиваю и лат. charta — лист из папируса; бумага) — носитель информации из тонкого картона, представляет информацию наличием или отсутствием отверстий в определённых позициях карты. Наиболее широко перфокарты применялись во второй половине XX века для ввода и хранения данных в системах автоматизированной обработки информации. В настоящее время, как и перфолента, практически вытеснены более компактными, быстрыми и удобными полупроводниковыми, магнитными и оптическими носителями.</text:p>
      <text:p text:style-name="P41"/>
      <text:p text:style-name="P41">**Симпо́зиум (лат. symposium от др.-греч. συμπόσιον — «пиршество») — совещание, научная конференция по какому-либо научному вопросу (обычно с участием представителей разных стран).</text:p>
      <text:p text:style-name="P29"><text:span text:style-name="T41"/></text:p>
      <text:p text:style-name="P29"><text:span text:style-name="T41">***</text:span><text:span text:style-name="T42">Система управления базой данных</text:span></text:p>
      <text:p text:style-name="P29"><text:span text:style-name="T42"/></text:p>
      <text:p text:style-name="P30"><text:span text:style-name="T42">****</text:span><text:span text:style-name="T32">Атомарность</text:span><text:span text:style-name="T46"> – это условие, при котором либо транзакция у</text:span><text:span text:style-name="T39">дачно исполняется </text:span><text:span text:style-name="T46"><text:s/>целиком, либо, если </text:span><text:span text:style-name="T39">некоторая</text:span><text:span text:style-name="T46"> из ее частей не выполняется, вся транзакция отменяется.</text:span></text:p>
      <text:p text:style-name="P29"><text:span text:style-name="T42"/></text:p>
      <text:p text:style-name="P29"><text:span text:style-name="T42"/></text:p>
      <text:p text:style-name="P32"/>
      <text:p text:style-name="P32"/>
      <text:p text:style-name="P34"/>
      <text:p text:style-name="P34"/>
      <text:p text:style-name="P39"/>
      <text:p text:style-name="P39"/>
      <text:p text:style-name="P39"/>
      <text:p text:style-name="P39"><text:soft-page-break/>Выводы:</text:p>
      <text:p text:style-name="P39"/>
      <text:p text:style-name="P36">Хоть базы данных и появились недавно (относительно <text:s/>быстротечности времени) сейчас они очень важны и используются повсеместно. <text:span text:style-name="T52">Однако в этой области остается много нерешенных проблем. Во-первых, их продвижение в сторону открытых систем подразумевает пересмотр устройство серверов БД, допуск их внутренней параллельности. Во-вторых, использование более старых моделей баз данных в нынешних и будущих программах. </text:span></text:p>
      <text:p text:style-name="P36"/>
      <text:p text:style-name="P35">В настоящее время быстро увеличиваются объёмы хранимых данных.<text:line-break/>Появились новые системы, плохо обслуживаемые в старых парадигмах. Пример:<text:line-break/><text:span text:style-name="T53">С</text:span>оциальные сети.<text:line-break/>Аналитика требует всё более сложных <text:span text:style-name="T53">ис</text:span>числений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8"/>
      <text:p text:style-name="P38"/>
      <text:p text:style-name="P38"/>
      <text:p text:style-name="P38"/>
      <text:p text:style-name="P38"/>
      <text:p text:style-name="P38"><text:soft-page-break/>Используемая литература:</text:p>
      <text:p text:style-name="P32"/>
      <text:p text:style-name="P32"><text:a xlink:type="simple" xlink:href="https://ru.wikipedia.org/wiki/База_данных" text:style-name="Internet_20_link" text:visited-style-name="Visited_20_Internet_20_Link">https://ru.wikipedia.org/wiki/%D0%91%D0%B0%D0%B7%D0%B0_%D0%B4%D0%B0%D0%BD%D0%BD%D1%8B%D1%85</text:a></text:p>
      <text:p text:style-name="P32"/>
      <text:p text:style-name="P32"><text:a xlink:type="simple" xlink:href="https://aws.amazon.com/ru/relational-database/" text:style-name="Internet_20_link" text:visited-style-name="Visited_20_Internet_20_Link">https://aws.amazon.com/ru/relational-database/</text:a></text:p>
      <text:p text:style-name="P32"/>
      <text:p text:style-name="P33"><text:a xlink:type="simple" xlink:href="https://ru.wikipedia.org/wiki/Перфокарта" text:style-name="Internet_20_link" text:visited-style-name="Visited_20_Internet_20_Link">https://ru.wikipedia.org/wiki/%D0%9F%D0%B5%D1%80%D1%84%D0%BE%D0%BA%D0%B0%D1%80%D1%82%D0%B0</text:a></text:p>
      <text:p text:style-name="P33"/>
      <text:p text:style-name="P33"><text:a xlink:type="simple" xlink:href="https://ru.wikipedia.org/wiki/Симпозиум" text:style-name="Internet_20_link" text:visited-style-name="Visited_20_Internet_20_Link">https://ru.wikipedia.org/wiki/%D0%A1%D0%B8%D0%BC%D0%BF%D0%BE%D0%B7%D0%B8%D1%83%D0%BC</text:a></text:p>
      <text:p text:style-name="P33"/>
      <text:p text:style-name="P33"><text:a xlink:type="simple" xlink:href="https://allbest.ru/o-2c0a65625a3ac78a5d43b89521316c27.html" text:style-name="Internet_20_link" text:visited-style-name="Visited_20_Internet_20_Link">https://allbest.ru/o-2c0a65625a3ac78a5d43b89521316c27.html</text:a></text:p>
      <text:p text:style-name="P33"/>
      <text:p text:style-name="P33"><text:a xlink:type="simple" xlink:href="https://ppt-online.org/648410" text:style-name="Internet_20_link" text:visited-style-name="Visited_20_Internet_20_Link">https://ppt-online.org/648410</text:a></text:p>
      <text:p text:style-name="P33"/>
      <text:p text:style-name="P33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mazonEmber" svg:font-family="AmazonEmber, 'Helvetica Neue', Helvetica, Arial, sans-serif"/>
    <style:font-face style:name="AmazonEmberBold" svg:font-family="AmazonEmberBold, 'Helvetica Neue Bold', 'Helvetica Neue', Helvetica, Arial, sans-serif"/>
    <style:font-face style:name="AmazonEmberLight" svg:font-family="AmazonEmberLight, 'Helvetica Neue Light', 'Helvetica Neue', Helvetica, Arial, sans-serif"/>
    <style:font-face style:name="Arial" svg:font-family="Arial"/>
    <style:font-face style:name="Helvetica Neue" svg:font-family="'Helvetica Neue', Helvetica, Arial, sans-serif"/>
    <style:font-face style:name="Lohit Devanagari1" svg:font-family="'Lohit Devanagari'"/>
    <style:font-face style:name="New Times Roman" svg:font-family="'New Times Roman'"/>
    <style:font-face style:name="Open Sans" svg:font-family="'Open Sans', sans-serif, apple-system, BlinkMacSystemFont, 'Segoe UI', Roboto, 'Helvetica Neue', Arial, 'Noto Sans', sans-serif, 'Apple Color Emoji', 'Segoe UI Emoji', 'Segoe UI Symbol', 'Noto Color Emoji'"/>
    <style:font-face style:name="Times New Roman" svg:font-family="'Times New Roman'"/>
    <style:font-face style:name="sans-serif" svg:font-family="sans-serif"/>
    <style:font-face style:name="Purisa" svg:font-family="Purisa" style:font-pitch="variable"/>
    <style:font-face style:name="Yrsa" svg:font-family="Yr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2:11:27.825979655</meta:creation-date>
    <dc:date>2021-12-01T20:50:01.431616688</dc:date>
    <meta:editing-duration>PT9M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2" meta:paragraph-count="98" meta:word-count="1317" meta:character-count="11017" meta:non-whitespace-character-count="9729"/>
  </office:meta>
</office:document-meta>
</file>